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59c9f9" officeooo:paragraph-rsid="0059c9f9" style:font-size-asian="8pt" style:font-size-complex="8pt"/>
    </style:style>
    <style:style style:name="P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style:font-name-asian="WenQuanYi Micro Hei" style:font-size-asian="12pt" style:font-size-complex="12pt"/>
    </style:style>
    <style:style style:name="P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1a7c3c5" style:font-name-asian="WenQuanYi Micro Hei" style:font-size-asian="12pt" style:font-size-complex="12pt"/>
    </style:style>
    <style:style style:name="T1" style:family="text">
      <style:text-properties officeooo:rsid="016e5695"/>
    </style:style>
    <style:style style:name="T2" style:family="text">
      <style:text-properties officeooo:rsid="01722b13"/>
    </style:style>
    <style:style style:name="T3" style:family="text">
      <style:text-properties officeooo:rsid="017365da"/>
    </style:style>
    <style:style style:name="T4" style:family="text">
      <style:text-properties officeooo:rsid="0175fd24"/>
    </style:style>
    <style:style style:name="T5" style:family="text">
      <style:text-properties officeooo:rsid="0179d102"/>
    </style:style>
    <style:style style:name="T6" style:family="text">
      <style:text-properties officeooo:rsid="017c82d1"/>
    </style:style>
    <style:style style:name="T7" style:family="text">
      <style:text-properties officeooo:rsid="017e7a57"/>
    </style:style>
    <style:style style:name="T8" style:family="text">
      <style:text-properties officeooo:rsid="0182ecb3"/>
    </style:style>
    <style:style style:name="T9" style:family="text">
      <style:text-properties officeooo:rsid="018414eb"/>
    </style:style>
    <style:style style:name="T10" style:family="text">
      <style:text-properties officeooo:rsid="01851ca8"/>
    </style:style>
    <style:style style:name="T11" style:family="text">
      <style:text-properties officeooo:rsid="0185ea38"/>
    </style:style>
    <style:style style:name="T12" style:family="text">
      <style:text-properties officeooo:rsid="0189b373"/>
    </style:style>
    <style:style style:name="T13" style:family="text">
      <style:text-properties officeooo:rsid="018b8240"/>
    </style:style>
    <style:style style:name="T14" style:family="text">
      <style:text-properties officeooo:rsid="018b9bff"/>
    </style:style>
    <style:style style:name="T15" style:family="text">
      <style:text-properties officeooo:rsid="018bebe5"/>
    </style:style>
    <style:style style:name="T16" style:family="text">
      <style:text-properties officeooo:rsid="018f575c"/>
    </style:style>
    <style:style style:name="T17" style:family="text">
      <style:text-properties officeooo:rsid="018fd8c4"/>
    </style:style>
    <style:style style:name="T18" style:family="text">
      <style:text-properties officeooo:rsid="0193a850"/>
    </style:style>
    <style:style style:name="T19" style:family="text">
      <style:text-properties officeooo:rsid="0194b67c"/>
    </style:style>
    <style:style style:name="T20" style:family="text">
      <style:text-properties officeooo:rsid="0194c11c"/>
    </style:style>
    <style:style style:name="T21" style:family="text">
      <style:text-properties officeooo:rsid="01958a95"/>
    </style:style>
    <style:style style:name="T22" style:family="text">
      <style:text-properties officeooo:rsid="01966c29"/>
    </style:style>
    <style:style style:name="T23" style:family="text">
      <style:text-properties officeooo:rsid="01981add"/>
    </style:style>
    <style:style style:name="T24" style:family="text">
      <style:text-properties officeooo:rsid="01996721"/>
    </style:style>
    <style:style style:name="T25" style:family="text">
      <style:text-properties officeooo:rsid="019c076a"/>
    </style:style>
    <style:style style:name="T26" style:family="text">
      <style:text-properties officeooo:rsid="01a6e249"/>
    </style:style>
    <style:style style:name="T27" style:family="text">
      <style:text-properties officeooo:rsid="01aff378"/>
    </style:style>
    <style:style style:name="T28" style:family="text">
      <style:text-properties officeooo:rsid="01b0a80b"/>
    </style:style>
    <style:style style:name="T29" style:family="text">
      <style:text-properties officeooo:rsid="01b13c14"/>
    </style:style>
    <style:style style:name="T30" style:family="text">
      <style:text-properties officeooo:rsid="01b2f704"/>
    </style:style>
    <style:style style:name="T31" style:family="text">
      <style:text-properties officeooo:rsid="01b4c672"/>
    </style:style>
    <style:style style:name="T32" style:family="text">
      <style:text-properties officeooo:rsid="01b9a7aa"/>
    </style:style>
    <style:style style:name="T33" style:family="text">
      <style:text-properties officeooo:rsid="01bb97fb"/>
    </style:style>
    <style:style style:name="T34" style:family="text">
      <style:text-properties officeooo:rsid="01bd022d"/>
    </style:style>
    <style:style style:name="T35" style:family="text">
      <style:text-properties officeooo:rsid="01c03d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在QML文件中，我们通常会遵循一定的编码规范，比如说用空行来分隔不同<text:span text:style-name="T1">层次</text:span>的代码，不仅可以增强其可读性，还可以提升工作效率，让程序更清晰、健壮。</text:p>
      <text:p text:style-name="P3">QML对象属性顺序——</text:p>
      <text:p text:style-name="P2">首先是对象的id属性，然后依次是自定义属性、信号、函数、对象属性、子对象、状态、迁移等，如下例子所示：</text:p>
      <text:p text:style-name="P4">Rectangle {</text:p>
      <text:p text:style-name="P4"><text:s text:c="4"/>id: <text:span text:style-name="T8">pear</text:span> // id on the first line makes it easy to find an object</text:p>
      <text:p text:style-name="P4"/>
      <text:p text:style-name="P4"><text:s text:c="4"/>property bool <text:span text:style-name="T2">grow</text:span><text:span text:style-name="T6">s</text:span>: false // property declarations</text:p>
      <text:p text:style-name="P4"><text:s text:c="4"/><text:span text:style-name="T5">property int days: 0</text:span><text:tab/></text:p>
      <text:p text:style-name="P4"><text:s text:c="4"/>property alias <text:span text:style-name="T3">seed</text:span>: <text:span text:style-name="T11">pearSeed</text:span>.source</text:p>
      <text:p text:style-name="P4"/>
      <text:p text:style-name="P4"><text:s text:c="4"/>signal <text:span text:style-name="T4">picked</text:span> // signal declarations</text:p>
      <text:p text:style-name="P4"><text:s text:c="4"/><text:span text:style-name="T7">signal growing(int days)</text:span></text:p>
      <text:p text:style-name="P4"/>
      <text:p text:style-name="P4"><text:s text:c="4"/>function doSomething(x) // javascript functions</text:p>
      <text:p text:style-name="P4"><text:s text:c="4"/>{</text:p>
      <text:p text:style-name="P4"><text:s text:c="8"/>return x + <text:span text:style-name="T13">days</text:span></text:p>
      <text:p text:style-name="P4"><text:s text:c="4"/>}</text:p>
      <text:p text:style-name="P4"/>
      <text:p text:style-name="P4"><text:s text:c="4"/>color: "<text:span text:style-name="T9">yellow</text:span>" // object properties</text:p>
      <text:p text:style-name="P4"><text:s text:c="4"/>x: <text:span text:style-name="T10">50</text:span>; y: <text:span text:style-name="T10">5</text:span>0; <text:span text:style-name="T10">width</text:span>: 150 // try to group related properties together</text:p>
      <text:p text:style-name="P4"><text:s text:c="4"/><text:span text:style-name="T12">height</text:span>: { // large bindings</text:p>
      <text:p text:style-name="P4"><text:s text:c="8"/>if (<text:span text:style-name="T14">days</text:span> <text:span text:style-name="T14">&lt;</text:span> 200) {</text:p>
      <text:p text:style-name="P4"><text:s text:c="12"/><text:span text:style-name="T14">width + days</text:span>;</text:p>
      <text:p text:style-name="P4"><text:s text:c="8"/>} else {</text:p>
      <text:p text:style-name="P4"><text:s text:c="12"/><text:span text:style-name="T15">200</text:span>;</text:p>
      <text:p text:style-name="P4"><text:s text:c="8"/>}</text:p>
      <text:p text:style-name="P4"><text:s text:c="4"/>}</text:p>
      <text:p text:style-name="P4"/>
      <text:p text:style-name="P4"><text:s text:c="4"/><text:span text:style-name="T16">Image</text:span> { // child objects</text:p>
      <text:p text:style-name="P4"><text:s text:c="8"/>id: <text:span text:style-name="T17">pearSeed</text:span></text:p>
      <text:p text:style-name="P4"><text:s text:c="8"/>anchors.centerIn: parent</text:p>
      <text:p text:style-name="P4"><text:s text:c="4"/>}</text:p>
      <text:p text:style-name="P4"/>
      <text:p text:style-name="P4"><text:s text:c="4"/>states: State { <text:s/>// states</text:p>
      <text:p text:style-name="P4"><text:s text:c="8"/>name: "<text:span text:style-name="T18">touched</text:span>"</text:p>
      <text:p text:style-name="P4"><text:s text:c="8"/>PropertyChanges { target: <text:span text:style-name="T19">pearSeed</text:span>; <text:span text:style-name="T20">scale</text:span>: <text:span text:style-name="T21">1.2</text:span> }</text:p>
      <text:p text:style-name="P4"><text:soft-page-break/><text:s text:c="4"/>}</text:p>
      <text:p text:style-name="P4"/>
      <text:p text:style-name="P4"><text:s text:c="4"/>transitions: Transition { // transitions</text:p>
      <text:p text:style-name="P4"><text:s text:c="8"/>from: ""; to: "<text:span text:style-name="T22">touched</text:span>"</text:p>
      <text:p text:style-name="P4"><text:s text:c="8"/><text:span text:style-name="T23">Number</text:span>Animation { target: <text:span text:style-name="T24">pearSeed</text:span>; duration: <text:span text:style-name="T23">500</text:span> }</text:p>
      <text:p text:style-name="P4"><text:s text:c="4"/>}</text:p>
      <text:p text:style-name="P4">}</text:p>
      <text:p text:style-name="P3">分组属性——</text:p>
      <text:p text:style-name="P2">分组属性可以使用“.”符号，如下Text中的<text:span text:style-name="T25">font组属性</text:span>所示：</text:p>
      <text:p text:style-name="P4">Text {</text:p>
      <text:p text:style-name="P4"><text:s text:c="4"/>text: "hello"</text:p>
      <text:p text:style-name="P4"><text:s text:c="4"/>font.bold: true; font.italic: true; font.pixelSize: 20; font.capitalization: <text:s text:c="3"/><text:tab/> <text:s text:c="2"/><text:tab/>Font.AllUppercase</text:p>
      <text:p text:style-name="P4">}</text:p>
      <text:p text:style-name="P2">当分组属性较多时，我们一般使用分组符号，把上面的代码改写后如下所示：</text:p>
      <text:p text:style-name="P4">Text {</text:p>
      <text:p text:style-name="P4"><text:s text:c="4"/>text: "hello"</text:p>
      <text:p text:style-name="P4"><text:s text:c="4"/>font { bold: true; italic: true; pixelSize: 20; capitalization: <text:tab/><text:tab/><text:tab/> <text:s text:c="2"/><text:tab/>Font.AllUppercase }</text:p>
      <text:p text:style-name="P4">}</text:p>
      <text:p text:style-name="P3">列表属性——</text:p>
      <text:p text:style-name="P2">先看一个states列表属性，如下所示：</text:p>
      <text:p text:style-name="P4">states: [</text:p>
      <text:p text:style-name="P4"><text:s text:c="4"/>State {</text:p>
      <text:p text:style-name="P4"><text:s text:c="8"/>name: "touched"</text:p>
      <text:p text:style-name="P4"><text:s text:c="8"/>PropertyChanges { target: pearSeed; scale: <text:span text:style-name="T26">1.</text:span>2 }</text:p>
      <text:p text:style-name="P4"><text:s text:c="4"/>}</text:p>
      <text:p text:style-name="P4">]</text:p>
      <text:p text:style-name="P2">以上states列表属性只有一个元素，即State对象，在这种情况下，我们一般把方括号省略，如下所示：</text:p>
      <text:p text:style-name="P4">states: State {</text:p>
      <text:p text:style-name="P5"><text:s text:c="5"/>name: "touched"</text:p>
      <text:p text:style-name="P5"><text:s text:c="5"/>PropertyChanges { target: pearSeed; scale: <text:span text:style-name="T26">1.</text:span>2 }</text:p>
      <text:p text:style-name="P4">}</text:p>
      <text:p text:style-name="P3">JavaScript代码——</text:p>
      <text:p text:style-name="P2">在QML代码中，我们经常会看到JavaScript的影子，同样也有一些编码规范值得遵循。如果是个单一的表达式，写到一行，如下所示：</text:p>
      <text:p text:style-name="P4">Rectangle { color: "red"; <text:span text:style-name="T28">height: parent.height; </text:span><text:span text:style-name="T29">width: parent.width / 2</text:span> }</text:p>
      <text:p text:style-name="P2"><text:soft-page-break/>如果是几行代码，使用花括号形成一个代码块，如下所示： </text:p>
      <text:p text:style-name="P4">Rectangle {</text:p>
      <text:p text:style-name="P4"><text:s text:c="4"/>color: "<text:span text:style-name="T27">red</text:span>"</text:p>
      <text:p text:style-name="P4"><text:s text:c="4"/><text:span text:style-name="T30">height: parent.height</text:span></text:p>
      <text:p text:style-name="P4"><text:s text:c="4"/>width: {</text:p>
      <text:p text:style-name="P4"><text:s text:c="8"/>var w = parent.width / <text:span text:style-name="T31">2</text:span></text:p>
      <text:p text:style-name="P4"><text:s text:c="8"/>console.debug(w)</text:p>
      <text:p text:style-name="P4"><text:s text:c="8"/>return w</text:p>
      <text:p text:style-name="P4"><text:s text:c="4"/>}</text:p>
      <text:p text:style-name="P4">}</text:p>
      <text:p text:style-name="P2">如果代码行数过多或被不同的对象使用，写到一个函数里，如下所示：</text:p>
      <text:p text:style-name="P4">function calculateWidth(object)</text:p>
      <text:p text:style-name="P4">{</text:p>
      <text:p text:style-name="P4"><text:s text:c="4"/>var w = object.width / <text:span text:style-name="T32">2</text:span></text:p>
      <text:p text:style-name="P4"><text:s text:c="4"/>// ...</text:p>
      <text:p text:style-name="P4"><text:s text:c="4"/>// more javascript code</text:p>
      <text:p text:style-name="P4"><text:s text:c="4"/>// ...</text:p>
      <text:p text:style-name="P4"><text:s text:c="4"/>console.debug(w)</text:p>
      <text:p text:style-name="P4"><text:s text:c="4"/>return w</text:p>
      <text:p text:style-name="P4">}</text:p>
      <text:p text:style-name="P4"/>
      <text:p text:style-name="P4">Rectangle { color: "<text:span text:style-name="T33">red</text:span>"; <text:span text:style-name="T34">height: parent.height; </text:span>width: calculateWidth(parent) }</text:p>
      <text:p text:style-name="P2">如果代码过于冗长，最好的办法是单独写到一个JavaScript文件中，然后在使用的地方导入该文件，如下所示：</text:p>
      <text:p text:style-name="P4">import "myscript.js" as Script</text:p>
      <text:p text:style-name="P4"/>
      <text:p text:style-name="P4">Rectangle { color: "<text:span text:style-name="T35">red</text:span>"; <text:span text:style-name="T35">height: parent.height; </text:span>width: Script.calculateWidth(parent) 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8pt" officeooo:rsid="0059c9f9" officeooo:paragraph-rsid="0059c9f9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Auto/Tool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4-08-25T15:16:08</meta:creation-date>
    <meta:generator>LibreOffice/4.0.2.2$Linux_X86_64 LibreOffice_project/400m0$Build-2</meta:generator>
    <dc:date>2014-12-04T20:29:12</dc:date>
    <dc:creator>hanjunjie </dc:creator>
    <meta:editing-duration>PT16H51M27S</meta:editing-duration>
    <meta:editing-cycles>425</meta:editing-cycles>
    <meta:document-statistic meta:table-count="0" meta:image-count="0" meta:object-count="0" meta:page-count="3" meta:paragraph-count="88" meta:word-count="670" meta:character-count="2408" meta:non-whitespace-character-count="1908"/>
  </office:meta>
</office:document-meta>
</file>